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仿宋_GB2312" svg:font-family="仿宋_GB2312" style:font-family-generic="modern"/>
    <style:font-face style:name="宋体" svg:font-family="宋体, SimSun" style:font-pitch="variable"/>
    <style:font-face style:name="黑体" svg:font-family="黑体, SimHe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表格1" style:family="table">
      <style:table-properties style:width="17.671cm" fo:margin-left="-0.199cm" table:align="left" style:writing-mode="lr-tb"/>
    </style:style>
    <style:style style:name="表格1.A" style:family="table-column">
      <style:table-column-properties style:column-width="2.413cm"/>
    </style:style>
    <style:style style:name="表格1.B" style:family="table-column">
      <style:table-column-properties style:column-width="2.54cm"/>
    </style:style>
    <style:style style:name="表格1.G" style:family="table-column">
      <style:table-column-properties style:column-width="2.558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" style:family="table">
      <style:table-properties style:width="17.671cm" fo:margin-left="-0.199cm" table:align="left" style:writing-mode="lr-tb"/>
    </style:style>
    <style:style style:name="表格2.A" style:family="table-column">
      <style:table-column-properties style:column-width="2.413cm"/>
    </style:style>
    <style:style style:name="表格2.B" style:family="table-column">
      <style:table-column-properties style:column-width="1.588cm"/>
    </style:style>
    <style:style style:name="表格2.C" style:family="table-column">
      <style:table-column-properties style:column-width="1.905cm"/>
    </style:style>
    <style:style style:name="表格2.G" style:family="table-column">
      <style:table-column-properties style:column-width="2.223cm"/>
    </style:style>
    <style:style style:name="表格2.I" style:family="table-column">
      <style:table-column-properties style:column-width="1.923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I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3" style:family="table">
      <style:table-properties style:width="13.914cm" fo:margin-left="-0.199cm" table:align="left" style:writing-mode="lr-tb"/>
    </style:style>
    <style:style style:name="表格3.A" style:family="table-column">
      <style:table-column-properties style:column-width="2.413cm"/>
    </style:style>
    <style:style style:name="表格3.B" style:family="table-column">
      <style:table-column-properties style:column-width="2.54cm"/>
    </style:style>
    <style:style style:name="表格3.E" style:family="table-column">
      <style:table-column-properties style:column-width="3.881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4" style:family="table">
      <style:table-properties style:width="16.02cm" table:align="left" style:writing-mode="lr-tb"/>
    </style:style>
    <style:style style:name="表格4.A" style:family="table-column">
      <style:table-column-properties style:column-width="2.286cm"/>
    </style:style>
    <style:style style:name="表格4.G" style:family="table-column">
      <style:table-column-properties style:column-width="2.304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5" style:family="table">
      <style:table-properties style:width="16.02cm" table:align="left" style:writing-mode="lr-tb"/>
    </style:style>
    <style:style style:name="表格5.A" style:family="table-column">
      <style:table-column-properties style:column-width="2.286cm"/>
    </style:style>
    <style:style style:name="表格5.G" style:family="table-column">
      <style:table-column-properties style:column-width="2.304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宋体"/>
    </style:style>
    <style:style style:name="P2" style:family="paragraph" style:parent-style-name="Standard">
      <style:text-properties style:font-name="宋体" fo:font-weight="bold" style:font-weight-asian="bold"/>
    </style:style>
    <style:style style:name="P3" style:family="paragraph" style:parent-style-name="Standard" style:list-style-name="WW8Num4">
      <style:text-properties style:font-name="宋体" fo:font-weight="bold" style:font-weight-asian="bold"/>
    </style:style>
    <style:style style:name="P4" style:family="paragraph" style:parent-style-name="Standard">
      <style:text-properties style:font-name="宋体"/>
    </style:style>
    <style:style style:name="P5" style:family="paragraph" style:parent-style-name="Standard">
      <style:paragraph-properties style:snap-to-layout-grid="false"/>
      <style:text-properties style:font-name="宋体"/>
    </style:style>
    <style:style style:name="P6" style:family="paragraph" style:parent-style-name="Standard" style:list-style-name="WW8Num1">
      <style:text-properties style:font-name="宋体"/>
    </style:style>
    <style:style style:name="P7" style:family="paragraph" style:parent-style-name="Standard">
      <style:text-properties style:font-name="宋体" style:font-name-complex="宋体"/>
    </style:style>
    <style:style style:name="P8" style:family="paragraph" style:parent-style-name="Standard">
      <style:paragraph-properties fo:line-height="0.635cm" fo:text-align="center" style:justify-single-word="false"/>
      <style:text-properties style:font-name="宋体" style:font-name-complex="宋体"/>
    </style:style>
    <style:style style:name="P9" style:family="paragraph" style:parent-style-name="Standard">
      <style:paragraph-properties fo:text-align="center" style:justify-single-word="false"/>
      <style:text-properties style:font-name="宋体" fo:font-size="16pt" fo:font-weight="bold" style:font-size-asian="16pt" style:font-weight-asian="bold" style:text-scale="200%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line-height="0.635cm"/>
    </style:style>
    <style:style style:name="P12" style:family="paragraph" style:parent-style-name="Standard">
      <style:paragraph-properties fo:line-height="0.635cm" fo:text-align="center" style:justify-single-word="false"/>
      <style:text-properties fo:color="#000000" style:font-name="宋体" style:font-name-complex="宋体"/>
    </style:style>
    <style:style style:name="P13" style:family="paragraph" style:parent-style-name="Standard" style:list-style-name="WW8Num3"/>
    <style:style style:name="P14" style:family="paragraph" style:parent-style-name="Standard">
      <style:text-properties officeooo:paragraph-rsid="001ed8d8"/>
    </style:style>
    <style:style style:name="P15" style:family="paragraph" style:parent-style-name="Standard">
      <style:text-properties officeooo:rsid="001c1260" officeooo:paragraph-rsid="001c1260"/>
    </style:style>
    <style:style style:name="P16" style:family="paragraph" style:parent-style-name="Standard" style:master-page-name="Standard">
      <style:paragraph-properties fo:margin-left="0.556cm" fo:margin-right="0cm" fo:text-align="center" style:justify-single-word="false" fo:text-indent="-0.556cm" style:auto-text-indent="false" style:page-number="auto"/>
      <style:text-properties style:font-name="宋体" fo:font-size="16pt" fo:font-weight="bold" style:font-size-asian="16pt" style:font-weight-asian="bold" style:text-scale="200%"/>
    </style:style>
    <style:style style:name="P17" style:family="paragraph" style:parent-style-name="Standard">
      <style:paragraph-properties fo:margin-left="0.556cm" fo:margin-right="0cm" fo:text-indent="0cm" style:auto-text-indent="false"/>
    </style:style>
    <style:style style:name="P18" style:family="paragraph" style:parent-style-name="Standard">
      <style:paragraph-properties fo:margin-left="0cm" fo:margin-right="0cm" fo:text-indent="0.741cm" style:auto-text-indent="false"/>
    </style:style>
    <style:style style:name="P19" style:family="paragraph" style:parent-style-name="Standard">
      <style:paragraph-properties fo:margin-left="0cm" fo:margin-right="0cm" fo:text-indent="0.741cm" style:auto-text-indent="false"/>
      <style:text-properties style:font-name="宋体"/>
    </style:style>
    <style:style style:name="P20" style:family="paragraph" style:parent-style-name="Standard">
      <style:paragraph-properties fo:margin-left="0cm" fo:margin-right="0cm" fo:text-indent="0.741cm" style:auto-text-indent="false"/>
      <style:text-properties style:font-name="宋体" style:font-name-complex="宋体" style:font-weight-complex="bold"/>
    </style:style>
    <style:style style:name="P21" style:family="paragraph" style:parent-style-name="Standard">
      <style:paragraph-properties fo:margin-left="0cm" fo:margin-right="0cm" fo:line-height="0.635cm" fo:text-indent="0.741cm" style:auto-text-indent="false"/>
      <style:text-properties style:font-name="宋体" style:font-name-complex="宋体"/>
    </style:style>
    <style:style style:name="P22" style:family="paragraph" style:parent-style-name="Standard">
      <style:paragraph-properties fo:margin-left="0cm" fo:margin-right="0cm" fo:line-height="0.635cm" fo:text-indent="0.741cm" style:auto-text-indent="false"/>
      <style:text-properties style:font-name="黑体" style:font-name-asian="黑体" style:font-name-complex="宋体"/>
    </style:style>
    <style:style style:name="P23" style:family="paragraph" style:parent-style-name="Standard">
      <style:paragraph-properties fo:margin-left="0.635cm" fo:margin-right="0cm" fo:text-indent="0cm" style:auto-text-indent="false"/>
    </style:style>
    <style:style style:name="P24" style:family="paragraph" style:parent-style-name="Text_20_body">
      <style:text-properties fo:color="#000000" style:font-name="Monospace" fo:font-size="10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6pt" fo:font-weight="bold" style:font-size-asian="16pt" style:font-weight-asian="bold" style:text-scale="200%"/>
    </style:style>
    <style:style style:name="T3" style:family="text">
      <style:text-properties fo:font-size="16pt" style:font-size-asian="16pt" style:text-scale="200%"/>
    </style:style>
    <style:style style:name="T4" style:family="text">
      <style:text-properties style:font-name="宋体"/>
    </style:style>
    <style:style style:name="T5" style:family="text">
      <style:text-properties style:font-name="宋体" fo:font-weight="bold" style:font-weight-asian="bold"/>
    </style:style>
    <style:style style:name="T6" style:family="text">
      <style:text-properties style:font-name="宋体"/>
    </style:style>
    <style:style style:name="T7" style:family="text">
      <style:text-properties style:font-name="宋体" style:font-name-complex="宋体" style:font-weight-complex="bold"/>
    </style:style>
    <style:style style:name="T8" style:family="text">
      <style:text-properties style:font-name="宋体" style:font-name-complex="宋体" style:font-weight-complex="bold"/>
    </style:style>
    <style:style style:name="T9" style:family="text">
      <style:text-properties style:font-name-complex="宋体"/>
    </style:style>
    <style:style style:name="T10" style:family="text">
      <style:text-properties fo:color="#000000"/>
    </style:style>
    <style:style style:name="T11" style:family="text">
      <style:text-properties fo:color="#000000" style:font-name="宋体" style:font-name-complex="宋体"/>
    </style:style>
    <style:style style:name="T12" style:family="text">
      <style:text-properties style:font-name-asian="仿宋_GB2312"/>
    </style:style>
    <style:style style:name="T13" style:family="text">
      <style:text-properties officeooo:rsid="001d5c35"/>
    </style:style>
    <style:style style:name="T14" style:family="text">
      <style:text-properties officeooo:rsid="001ed8d8"/>
    </style:style>
    <style:style style:name="T15" style:family="text">
      <style:text-properties officeooo:rsid="00205b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控制协议</text:p>
      <text:list xml:id="list2415264504" text:style-name="WW8Num4">
        <text:list-item>
          <text:p text:style-name="P3">通令参数：</text:p>
        </text:list-item>
      </text:list>
      <text:p text:style-name="P17"><text:span text:style-name="T4">标准速率为4800</text:span><text:span text:style-name="T4">bps,</text:span><text:span text:style-name="T4">无校验， <text:s/>8位数据位，1位停止位</text:span></text:p>
      <text:p text:style-name="P2">2、命令串格式：</text:p>
      <text:p text:style-name="P19">一个PTZ控制命令为7字节的十六进制代码，格式如下：</text:p>
      <table:table table:name="表格1" table:style-name="表格1">
        <table:table-column table:style-name="表格1.A"/>
        <table:table-column table:style-name="表格1.B" table:number-columns-repeated="5"/>
        <table:table-column table:style-name="表格1.G"/>
        <table:table-row table:style-name="表格1.1">
          <table:table-cell table:style-name="表格1.A1" office:value-type="string">
            <text:p text:style-name="Standard"><text:span text:style-name="T4">W</text:span><text:span text:style-name="T4">ord <text:s/>1</text:span></text:p>
          </table:table-cell>
          <table:table-cell table:style-name="表格1.A1" office:value-type="string">
            <text:p text:style-name="Standard"><text:span text:style-name="T4">W</text:span><text:span text:style-name="T4">ord</text:span><text:span text:style-name="T4">２</text:span></text:p>
          </table:table-cell>
          <table:table-cell table:style-name="表格1.A1" office:value-type="string">
            <text:p text:style-name="Standard"><text:span text:style-name="T4">W</text:span><text:span text:style-name="T4">ord </text:span><text:span text:style-name="T4">３</text:span></text:p>
          </table:table-cell>
          <table:table-cell table:style-name="表格1.A1" office:value-type="string">
            <text:p text:style-name="Standard"><text:span text:style-name="T4">W</text:span><text:span text:style-name="T4">ord </text:span><text:span text:style-name="T4">４</text:span></text:p>
          </table:table-cell>
          <table:table-cell table:style-name="表格1.A1" office:value-type="string">
            <text:p text:style-name="Standard"><text:span text:style-name="T4">W</text:span><text:span text:style-name="T4">ord </text:span><text:span text:style-name="T4">５</text:span></text:p>
          </table:table-cell>
          <table:table-cell table:style-name="表格1.A1" office:value-type="string">
            <text:p text:style-name="Standard"><text:span text:style-name="T4">W</text:span><text:span text:style-name="T4">ord </text:span><text:span text:style-name="T4">６</text:span></text:p>
          </table:table-cell>
          <table:table-cell table:style-name="表格1.G1" office:value-type="string">
            <text:p text:style-name="Standard"><text:span text:style-name="T4">W</text:span><text:span text:style-name="T4">ord </text:span><text:span text:style-name="T4">７</text:span></text:p>
          </table:table-cell>
        </table:table-row>
        <table:table-row table:style-name="表格1.1">
          <table:table-cell table:style-name="表格1.A1" office:value-type="string">
            <text:p text:style-name="P1">同步字节</text:p>
          </table:table-cell>
          <table:table-cell table:style-name="表格1.A1" office:value-type="string">
            <text:p text:style-name="P1">地址</text:p>
          </table:table-cell>
          <table:table-cell table:style-name="表格1.A1" office:value-type="string">
            <text:p text:style-name="P1">Command <text:s/>1</text:p>
          </table:table-cell>
          <table:table-cell table:style-name="表格1.A1" office:value-type="string">
            <text:p text:style-name="Standard"><text:span text:style-name="T4">Command</text:span><text:span text:style-name="T4">（指令码）</text:span><text:span text:style-name="T4"> <text:s/>2</text:span></text:p>
          </table:table-cell>
          <table:table-cell table:style-name="表格1.A1" office:value-type="string">
            <text:p text:style-name="P10"><text:span text:style-name="T4">Data</text:span><text:span text:style-name="T4">（数据）</text:span><text:span text:style-name="T4"> <text:s/>1</text:span></text:p>
          </table:table-cell>
          <table:table-cell table:style-name="表格1.A1" office:value-type="string">
            <text:p text:style-name="Standard"><text:span text:style-name="T4">Data </text:span><text:span text:style-name="T4">2</text:span></text:p>
          </table:table-cell>
          <table:table-cell table:style-name="表格1.G1" office:value-type="string">
            <text:p text:style-name="P1">校验字节</text:p>
          </table:table-cell>
        </table:table-row>
      </table:table>
      <text:p text:style-name="P19">同步字节为＄ＦＦ。</text:p>
      <text:p text:style-name="P18"><text:span text:style-name="T4">地址字节为受控制的</text:span><text:span text:style-name="T4">PG</text:span><text:span text:style-name="T4">解码器的 十六进制地址，从1开始编号</text:span></text:p>
      <text:p text:style-name="P18"><text:span text:style-name="T4">校验字节为</text:span><text:span text:style-name="T4">Word2</text:span><text:span text:style-name="T4">到</text:span><text:span text:style-name="T4">Word</text:span><text:span text:style-name="T4"> </text:span><text:span text:style-name="T4">6</text:span><text:span text:style-name="T4">的检验和（</text:span><text:span text:style-name="T4">CheckSum</text:span><text:span text:style-name="T4">）</text:span></text:p>
      <text:p text:style-name="P20">校验码 = MOD[（字节2 + 字节3 + 字节4 + 字节5 + 字节6）/100H]</text:p>
      <text:p text:style-name="P18"><text:span text:style-name="T4">Command 1 <text:s/>and <text:s/><text:tab/>Command 2</text:span><text:span text:style-name="T4"> <text:s/>如下：</text:span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B"/>
        <table:table-column table:style-name="表格2.C" table:number-columns-repeated="2"/>
        <table:table-column table:style-name="表格2.G" table:number-columns-repeated="2"/>
        <table:table-column table:style-name="表格2.I"/>
        <table:table-row table:style-name="表格2.1">
          <table:table-cell table:style-name="表格2.A1" office:value-type="string">
            <text:p text:style-name="P5"/>
          </table:table-cell>
          <table:table-cell table:style-name="表格2.A1" office:value-type="string">
            <text:p text:style-name="P1">Bit 7</text:p>
          </table:table-cell>
          <table:table-cell table:style-name="表格2.A1" office:value-type="string">
            <text:p text:style-name="Standard"><text:span text:style-name="T4">Bit </text:span><text:span text:style-name="T4">6</text:span></text:p>
          </table:table-cell>
          <table:table-cell table:style-name="表格2.A1" office:value-type="string">
            <text:p text:style-name="Standard"><text:span text:style-name="T4">Bit </text:span><text:span text:style-name="T4">5</text:span></text:p>
          </table:table-cell>
          <table:table-cell table:style-name="表格2.A1" office:value-type="string">
            <text:p text:style-name="Standard"><text:span text:style-name="T4">Bit</text:span><text:span text:style-name="T4">4</text:span></text:p>
          </table:table-cell>
          <table:table-cell table:style-name="表格2.A1" office:value-type="string">
            <text:p text:style-name="Standard"><text:span text:style-name="T4">Bit </text:span><text:span text:style-name="T4">3</text:span></text:p>
          </table:table-cell>
          <table:table-cell table:style-name="表格2.A1" office:value-type="string">
            <text:p text:style-name="Standard"><text:span text:style-name="T4">Bit</text:span><text:span text:style-name="T4">2</text:span></text:p>
          </table:table-cell>
          <table:table-cell table:style-name="表格2.A1" office:value-type="string">
            <text:p text:style-name="Standard"><text:span text:style-name="T4">Bit </text:span><text:span text:style-name="T4">1</text:span></text:p>
          </table:table-cell>
          <table:table-cell table:style-name="表格2.I1" office:value-type="string">
            <text:p text:style-name="P1">Bit 0</text:p>
          </table:table-cell>
        </table:table-row>
        <table:table-row table:style-name="表格2.1">
          <table:table-cell table:style-name="表格2.A1" office:value-type="string">
            <text:p text:style-name="P1">Command 1</text:p>
          </table:table-cell>
          <table:table-cell table:style-name="表格2.A1" office:value-type="string">
            <text:p text:style-name="P1">自动</text:p>
          </table:table-cell>
          <table:table-cell table:style-name="表格2.A1" office:value-type="string">
            <text:p text:style-name="P1">恒为 <text:s/>０</text:p>
          </table:table-cell>
          <table:table-cell table:style-name="表格2.A1" office:value-type="string">
            <text:p text:style-name="P1">恒为０</text:p>
          </table:table-cell>
          <table:table-cell table:style-name="表格2.A1" office:value-type="string">
            <text:p text:style-name="P1">自动</text:p>
          </table:table-cell>
          <table:table-cell table:style-name="表格2.A1" office:value-type="string">
            <text:p text:style-name="P1">为 <text:s/>０</text:p>
          </table:table-cell>
          <table:table-cell table:style-name="表格2.A1" office:value-type="string">
            <text:p text:style-name="P1">光圈关</text:p>
          </table:table-cell>
          <table:table-cell table:style-name="表格2.A1" office:value-type="string">
            <text:p text:style-name="P1">光圈开</text:p>
          </table:table-cell>
          <table:table-cell table:style-name="表格2.I1" office:value-type="string">
            <text:p text:style-name="P1">聚焦近</text:p>
          </table:table-cell>
        </table:table-row>
        <table:table-row table:style-name="表格2.1">
          <table:table-cell table:style-name="表格2.A1" office:value-type="string">
            <text:p text:style-name="P1">Command 2</text:p>
          </table:table-cell>
          <table:table-cell table:style-name="表格2.A1" office:value-type="string">
            <text:p text:style-name="P1">聚焦远</text:p>
          </table:table-cell>
          <table:table-cell table:style-name="表格2.A1" office:value-type="string">
            <text:p text:style-name="P1">变倍大</text:p>
          </table:table-cell>
          <table:table-cell table:style-name="表格2.A1" office:value-type="string">
            <text:p text:style-name="P1">变倍小</text:p>
          </table:table-cell>
          <table:table-cell table:style-name="表格2.A1" office:value-type="string">
            <text:p text:style-name="P1">下</text:p>
          </table:table-cell>
          <table:table-cell table:style-name="表格2.A1" office:value-type="string">
            <text:p text:style-name="P1">上</text:p>
          </table:table-cell>
          <table:table-cell table:style-name="表格2.A1" office:value-type="string">
            <text:p text:style-name="P1">左</text:p>
          </table:table-cell>
          <table:table-cell table:style-name="表格2.A1" office:value-type="string">
            <text:p text:style-name="P1">右</text:p>
          </table:table-cell>
          <table:table-cell table:style-name="表格2.I1" office:value-type="string">
            <text:p text:style-name="P1">恒为 <text:s/>０</text:p>
          </table:table-cell>
        </table:table-row>
      </table:table>
      <text:p text:style-name="Standard"><text:span text:style-name="T4">注：云台自动由</text:span><text:span text:style-name="T4">Command </text:span><text:span text:style-name="T4">１的</text:span><text:span text:style-name="T4">Bit 7</text:span><text:span text:style-name="T4">和</text:span><text:span text:style-name="T4">Bit </text:span><text:span text:style-name="T4">４控制：为＄９０时云台自动开。</text:span></text:p>
      <text:p text:style-name="P1"/>
      <text:p text:style-name="P11"><text:span text:style-name="T4">Data1(Word5)</text:span><text:span text:style-name="T7">数据码1控制水平方向速度00-</text:span><text:span text:style-name="T7">3F</text:span><text:span text:style-name="T7">H</text:span></text:p>
      <text:p text:style-name="P11"><text:span text:style-name="T7">Data2(Word6)</text:span><text:span text:style-name="T7">数据码2控制垂直方向速度00-</text:span><text:span text:style-name="T7">3F</text:span><text:span text:style-name="T7">H</text:span><text:span text:style-name="T4">。</text:span></text:p>
      <text:p text:style-name="P1"/>
      <text:p text:style-name="Standard"><text:span text:style-name="T4">注：停止命令停止当前云台及镜头的动作，其</text:span><text:span text:style-name="T4">Word</text:span><text:span text:style-name="T4">３到</text:span><text:span text:style-name="T4">Word6</text:span><text:span text:style-name="T4">全为０。</text:span></text:p>
      <text:p text:style-name="Standard"><text:span text:style-name="T4">辅助继电器开关命令也为７字节长度，其W</text:span><text:span text:style-name="T4">ord 1</text:span><text:span text:style-name="T4">、W</text:span><text:span text:style-name="T4">ord</text:span><text:span text:style-name="T4">２、W</text:span><text:span text:style-name="T4">ord</text:span><text:span text:style-name="T4"> ７同上，</text:span></text:p>
      <text:p text:style-name="P1"/>
      <table:table table:name="表格3" table:style-name="表格3">
        <table:table-column table:style-name="表格3.A"/>
        <table:table-column table:style-name="表格3.B" table:number-columns-repeated="3"/>
        <table:table-column table:style-name="表格3.E"/>
        <table:table-row table:style-name="表格3.1">
          <table:table-cell table:style-name="表格3.A1" office:value-type="string">
            <text:p text:style-name="P7"><text:s text:c="2"/></text:p>
          </table:table-cell>
          <table:table-cell table:style-name="表格3.A1" office:value-type="string">
            <text:p text:style-name="Standard"><text:span text:style-name="T4">W</text:span><text:span text:style-name="T4">ord </text:span><text:span text:style-name="T4">３</text:span></text:p>
          </table:table-cell>
          <table:table-cell table:style-name="表格3.A1" office:value-type="string">
            <text:p text:style-name="Standard"><text:span text:style-name="T4">W</text:span><text:span text:style-name="T4">ord </text:span><text:span text:style-name="T4">４</text:span></text:p>
          </table:table-cell>
          <table:table-cell table:style-name="表格3.A1" office:value-type="string">
            <text:p text:style-name="Standard"><text:span text:style-name="T4">W</text:span><text:span text:style-name="T4">ord </text:span><text:span text:style-name="T4">５</text:span></text:p>
          </table:table-cell>
          <table:table-cell table:style-name="表格3.E1" office:value-type="string">
            <text:p text:style-name="Standard"><text:span text:style-name="T4">W</text:span><text:span text:style-name="T4">ord </text:span><text:span text:style-name="T4">６</text:span></text:p>
          </table:table-cell>
        </table:table-row>
        <table:table-row table:style-name="表格3.1">
          <table:table-cell table:style-name="表格3.A1" office:value-type="string">
            <text:p text:style-name="P1">设置</text:p>
          </table:table-cell>
          <table:table-cell table:style-name="表格3.A1" office:value-type="string">
            <text:p text:style-name="P1">００</text:p>
          </table:table-cell>
          <table:table-cell table:style-name="表格3.A1" office:value-type="string">
            <text:p text:style-name="P1">０９</text:p>
          </table:table-cell>
          <table:table-cell table:style-name="表格3.A1" office:value-type="string">
            <text:p text:style-name="P1">００</text:p>
          </table:table-cell>
          <table:table-cell table:style-name="表格3.E1" office:value-type="string">
            <text:p text:style-name="Standard"><text:span text:style-name="T4">０１</text:span><text:span text:style-name="T4"> to </text:span><text:span text:style-name="T4">０８</text:span></text:p>
          </table:table-cell>
        </table:table-row>
        <table:table-row table:style-name="表格3.1">
          <table:table-cell table:style-name="表格3.A1" office:value-type="string">
            <text:p text:style-name="P1">清除</text:p>
          </table:table-cell>
          <table:table-cell table:style-name="表格3.A1" office:value-type="string">
            <text:p text:style-name="P1">００</text:p>
          </table:table-cell>
          <table:table-cell table:style-name="表格3.A1" office:value-type="string">
            <text:p text:style-name="P1">０Ｂ</text:p>
          </table:table-cell>
          <table:table-cell table:style-name="表格3.A1" office:value-type="string">
            <text:p text:style-name="P1">００</text:p>
          </table:table-cell>
          <table:table-cell table:style-name="表格3.E1" office:value-type="string">
            <text:p text:style-name="Standard"><text:span text:style-name="T4">０１</text:span><text:span text:style-name="T4"> to </text:span><text:span text:style-name="T4">０８</text:span></text:p>
          </table:table-cell>
        </table:table-row>
      </table:table>
      <text:p text:style-name="P1"/>
      <text:p text:style-name="P21">设置预置点命令</text:p>
      <table:table table:name="表格4" table:style-name="表格4">
        <table:table-column table:style-name="表格4.A" table:number-columns-repeated="6"/>
        <table:table-column table:style-name="表格4.G"/>
        <table:table-row table:style-name="表格4.1">
          <table:table-cell table:style-name="表格4.A1" office:value-type="string">
            <text:p text:style-name="P12">字节1</text:p>
          </table:table-cell>
          <table:table-cell table:style-name="表格4.A1" office:value-type="string">
            <text:p text:style-name="P12">字节2</text:p>
          </table:table-cell>
          <table:table-cell table:style-name="表格4.A1" office:value-type="string">
            <text:p text:style-name="P12">字节3</text:p>
          </table:table-cell>
          <table:table-cell table:style-name="表格4.A1" office:value-type="string">
            <text:p text:style-name="P12">字节4</text:p>
          </table:table-cell>
          <table:table-cell table:style-name="表格4.A1" office:value-type="string">
            <text:p text:style-name="P12">字节5</text:p>
          </table:table-cell>
          <table:table-cell table:style-name="表格4.A1" office:value-type="string">
            <text:p text:style-name="P12">字节6</text:p>
          </table:table-cell>
          <table:table-cell table:style-name="表格4.G1" office:value-type="string">
            <text:p text:style-name="P12">字节7</text:p>
          </table:table-cell>
        </table:table-row>
        <table:table-row table:style-name="表格4.1">
          <table:table-cell table:style-name="表格4.A1" office:value-type="string">
            <text:p text:style-name="P12">同步字节</text:p>
          </table:table-cell>
          <table:table-cell table:style-name="表格4.A1" office:value-type="string">
            <text:p text:style-name="P12">地址码</text:p>
          </table:table-cell>
          <table:table-cell table:style-name="表格4.A1" office:value-type="string">
            <text:p text:style-name="P12">00</text:p>
          </table:table-cell>
          <table:table-cell table:style-name="表格4.A1" office:value-type="string">
            <text:p text:style-name="P12">03H</text:p>
          </table:table-cell>
          <table:table-cell table:style-name="表格4.A1" office:value-type="string">
            <text:p text:style-name="P12">00</text:p>
          </table:table-cell>
          <table:table-cell table:style-name="表格4.A1" office:value-type="string">
            <text:p text:style-name="P8">预置点号</text:p>
          </table:table-cell>
          <table:table-cell table:style-name="表格4.G1" office:value-type="string">
            <text:p text:style-name="P12">校验码</text:p>
          </table:table-cell>
        </table:table-row>
      </table:table>
      <text:p text:style-name="P22">调用预置点命令</text:p>
      <table:table table:name="表格5" table:style-name="表格5">
        <table:table-column table:style-name="表格5.A" table:number-columns-repeated="6"/>
        <table:table-column table:style-name="表格5.G"/>
        <table:table-row table:style-name="表格5.1">
          <table:table-cell table:style-name="表格5.A1" office:value-type="string">
            <text:p text:style-name="P12">字节1</text:p>
          </table:table-cell>
          <table:table-cell table:style-name="表格5.A1" office:value-type="string">
            <text:p text:style-name="P12">字节2</text:p>
          </table:table-cell>
          <table:table-cell table:style-name="表格5.A1" office:value-type="string">
            <text:p text:style-name="P12">字节3</text:p>
          </table:table-cell>
          <table:table-cell table:style-name="表格5.A1" office:value-type="string">
            <text:p text:style-name="P12">字节4</text:p>
          </table:table-cell>
          <table:table-cell table:style-name="表格5.A1" office:value-type="string">
            <text:p text:style-name="P12">字节5</text:p>
          </table:table-cell>
          <table:table-cell table:style-name="表格5.A1" office:value-type="string">
            <text:p text:style-name="P12">字节6</text:p>
          </table:table-cell>
          <table:table-cell table:style-name="表格5.G1" office:value-type="string">
            <text:p text:style-name="P12">字节7</text:p>
          </table:table-cell>
        </table:table-row>
        <table:table-row table:style-name="表格5.1">
          <table:table-cell table:style-name="表格5.A1" office:value-type="string">
            <text:p text:style-name="P12">同步字节</text:p>
          </table:table-cell>
          <table:table-cell table:style-name="表格5.A1" office:value-type="string">
            <text:p text:style-name="P12">地址码</text:p>
          </table:table-cell>
          <table:table-cell table:style-name="表格5.A1" office:value-type="string">
            <text:p text:style-name="P12">00</text:p>
          </table:table-cell>
          <table:table-cell table:style-name="表格5.A1" office:value-type="string">
            <text:p text:style-name="P12">07H</text:p>
          </table:table-cell>
          <table:table-cell table:style-name="表格5.A1" office:value-type="string">
            <text:p text:style-name="P12">00</text:p>
          </table:table-cell>
          <table:table-cell table:style-name="表格5.A1" office:value-type="string">
            <text:p text:style-name="P8">预置点号</text:p>
          </table:table-cell>
          <table:table-cell table:style-name="表格5.G1" office:value-type="string">
            <text:p text:style-name="P12">校验码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控制线连接方式：A <text:s/>485+</text:p>
      <text:p text:style-name="P1"><text:span text:style-name="T9"><text:s text:c="16"/></text:span>B <text:s/>485-</text:p>
      <text:p text:style-name="P7"><text:s text:c="2"/></text:p>
      <text:p text:style-name="P1"><text:span text:style-name="T9"><text:s text:c="16"/></text:span>TX+ 485+</text:p>
      <text:p text:style-name="P1"><text:soft-page-break/><text:span text:style-name="T9"><text:s text:c="16"/></text:span>TX- 485-</text:p>
      <text:p text:style-name="P1"/>
      <text:p text:style-name="P9">解码器控制代码示例</text:p>
      <text:p text:style-name="P1">若非特意注明，控制１号解码器为例</text:p>
      <text:list xml:id="list3965733180" text:style-name="WW8Num1">
        <text:list-item>
          <text:p text:style-name="P6">云台动作命令</text:p>
        </text:list-item>
      </text:list>
      <text:p text:style-name="Standard"><text:span text:style-name="T4">上： <text:s text:c="2"/>（按下）FF <text:s/>01 00 <text:s/>08 <text:s/>00 <text:s/>2F <text:s/>38 <text:s/>（弹起）FF <text:s/>01 <text:s/>00 <text:s/>00 <text:s/>00 <text:s/>00 <text:s/>01</text:span></text:p>
      <text:p text:style-name="P1">２号上：（按下）FF <text:s/>02 <text:s/>00 <text:s/>08 <text:s/>00 <text:s/>2F <text:s/>39 <text:s/>（弹起）FF <text:s/>02 <text:s/>00 <text:s/>00 <text:s/>00 <text:s/>00 <text:s/>02</text:p>
      <text:p text:style-name="P1">下： <text:s text:c="2"/>（按下）FF <text:s/>01 <text:s/>00 <text:s/>10 <text:s/>00 <text:s/>2F <text:s/>40 <text:s/>（弹起）FF <text:s/>01 <text:s/>00 <text:s/>00 <text:s/>00 <text:s/>00 <text:s/>01</text:p>
      <text:p text:style-name="P1">左： <text:s text:c="2"/>（按下）FF <text:s/>01 <text:s/>00 <text:s/>04 <text:s/>2F <text:s/>00 <text:s/>34 <text:s/>（弹起）</text:p>
      <text:p text:style-name="P1">右： <text:s text:c="2"/>（按下）FF <text:s/>01 <text:s/>00 <text:s/>02 <text:s/>2F <text:s/>00 <text:s/>32 <text:s/>（弹起）FF <text:s/>01 <text:s/>00 <text:s/>00 <text:s/>00 <text:s/>00 <text:s/>01</text:p>
      <text:p text:style-name="Standard"><text:span text:style-name="T4">自动： （开）FF <text:s/>01 <text:s/></text:span><text:span text:style-name="T4">90</text:span><text:span text:style-name="T4"> <text:s/></text:span><text:span text:style-name="T4">00</text:span><text:span text:style-name="T4"> 00 <text:s/>00 <text:s/>91 <text:s/></text:span><text:span text:style-name="T4"><text:s/></text:span><text:span text:style-name="T4"><text:s text:c="2"/>（关）</text:span><text:span text:style-name="T4"> <text:s/></text:span><text:span text:style-name="T4">FF <text:s/>01 <text:s/>00 <text:s/>00 <text:s/>00 <text:s/>00 <text:s/>01</text:span></text:p>
      <text:p text:style-name="P1"/>
      <text:p text:style-name="P1"/>
      <text:list xml:id="list120028265397699" text:continue-numbering="true" text:style-name="WW8Num1">
        <text:list-item>
          <text:p text:style-name="P6">镜头控制命令</text:p>
        </text:list-item>
      </text:list>
      <text:p text:style-name="P24">17 57</text:p>
      <text:p text:style-name="P1">光圈：开（按下）FF <text:s/>01 <text:s/>02 <text:s/>00 <text:s/>00 <text:s/>00 <text:s/>03 <text:s/>（弹起）FF <text:s/>01 <text:s/>00 <text:s/>00 <text:s/>00 <text:s/>00 <text:s/>01</text:p>
      <text:p text:style-name="P1"><text:span text:style-name="T9"><text:s text:c="6"/></text:span>关（按下）FF <text:s/>01 <text:s/>04 <text:s/>00 <text:s/>00 <text:s/>00 <text:s/>05 <text:s/>（弹起）FF <text:s/>01 <text:s/>00 <text:s/>00 <text:s/>00 <text:s/>00 <text:s/>01</text:p>
      <text:p text:style-name="P1">变倍：小（按下）FF <text:s/>01 <text:s/>00 <text:s/>20 <text:s/>00 <text:s/>00 <text:s/>21 <text:s/>（弹起）FF <text:s/>01 <text:s/>00 <text:s/>00 <text:s/>00 <text:s/>00 <text:s/>01</text:p>
      <text:p text:style-name="P1"><text:span text:style-name="T9"><text:s text:c="6"/></text:span>大（按下）FF <text:s/>01 <text:s/>00 <text:s/>40 <text:s/>00 <text:s/>00 <text:s/>41 <text:s/>（弹起）FF <text:s/>01 <text:s/>00 <text:s/>00 <text:s/>00 <text:s/>00 <text:s/>01</text:p>
      <text:p text:style-name="P1">聚焦：近（按下）FF <text:s/>01 <text:s/>01 <text:s/>00 <text:s/>00 <text:s/>00 <text:s/>02 <text:s/>（弹起）FF <text:s/>01 <text:s/>00 <text:s/>00 <text:s/>00 <text:s/>00 <text:s/>01</text:p>
      <text:p text:style-name="P1"><text:span text:style-name="T9"><text:s text:c="6"/></text:span>远（按下）FF <text:s/>01 <text:s/>00 <text:s/>80 <text:s/>00 <text:s/>00 <text:s/>81 <text:s/>（弹起）FF <text:s/>01 <text:s/>00 <text:s/>00 <text:s/>00 <text:s/>00 <text:s/>01</text:p>
      <text:p text:style-name="P1"/>
      <text:p text:style-name="P1"/>
      <text:p text:style-name="Standard">三、辅助继电器控制命令</text:p>
      <text:p text:style-name="Standard"><text:span text:style-name="T12">AU</text:span>×1：（断开）FF <text:s/>01 <text:s/>00 <text:s/>0B <text:s/>00 <text:s/>01 <text:s/>0D <text:s/>（闭合）FF <text:s/>01 <text:s/>00 <text:s/>09 <text:s/>00 <text:s/>01 <text:s/>0B<text:span text:style-name="T12"> </text:span></text:p>
      <text:p text:style-name="Standard"><text:span text:style-name="T12">AU</text:span>×2：（断开）FF <text:s/>01 <text:s/>00 <text:s/>0B <text:s/>00 <text:s/>02 <text:s/>0E <text:s/>（闭合）FF <text:s/>01 <text:s/>00 <text:s/>09 <text:s/>00 <text:s/>02 <text:s/>0C</text:p>
      <text:p text:style-name="Standard"><text:span text:style-name="T12">AU</text:span>×3：（断开）FF <text:s/>01 <text:s/>00 <text:s/>0B <text:s/>00 <text:s/>03 <text:s/>0F <text:s/>（闭合）FF <text:s/>01 <text:s/>00 <text:s/>09 <text:s/>00 <text:s/>03 <text:s/>0D</text:p>
      <text:p text:style-name="Standard"><text:span text:style-name="T12">AU</text:span>×4：（断开）FF <text:s/>01 <text:s/>00 <text:s/>0B <text:s/>00 <text:s/>04 <text:s/>10 <text:s/>（闭合）FF <text:s/>01 <text:s/>00 <text:s/>09 <text:s/>00 <text:s/>04 <text:s/>0E</text:p>
      <text:p text:style-name="Standard"/>
      <text:p text:style-name="Standard">说明：</text:p>
      <text:list xml:id="list1888298042" text:style-name="WW8Num3">
        <text:list-item>
          <text:p text:style-name="P13">云台上下左右及镜头控制按钮弹起时必须发出停止命令。</text:p>
        </text:list-item>
        <text:list-item>
          <text:p text:style-name="P13">要求软件可设置镜头及辅助继电器控制按钮的标题。</text:p>
        </text:list-item>
        <text:list-item>
          <text:p text:style-name="P13">辅助继电器的控制有两种方式，要求软件可由用户选择控制方式：</text:p>
        </text:list-item>
      </text:list>
      <text:p text:style-name="P23">按钮式：按钮按下时发出继电器闭合控制命令,反之弹起时发出继电器断开控制命令。</text:p>
      <text:p text:style-name="P23">开关式：按一下按钮发出继电器闭合控制命令，再按一下则发出断开命令。</text:p>
      <text:p text:style-name="Standard"/>
      <text:p text:style-name="Standard"/>
      <text:p text:style-name="Standard">回到<text:span text:style-name="T14">0位 <text:s text:c="2"/>ff 01 <text:s/>00 49 <text:s/>00 00 4a <text:s text:c="5"/>pan <text:s/>坐标0度 <text:s text:c="2"/>tile 水平 <text:s text:c="2"/>304.56位于水平位置</text:span></text:p>
      <text:p text:style-name="Standard"/>
      <text:p text:style-name="Standard">回到pan 零位 <text:s text:c="4"/>坐标<text:span text:style-name="T15">0度</text:span></text:p>
      <text:p text:style-name="Standard"/>
      <text:p text:style-name="Standard"/>
      <text:p text:style-name="Standard">获取 pan位置</text:p>
      <text:p text:style-name="P14"><text:span text:style-name="T14">ff 01 <text:s/>00 51 <text:s/>00 00 52</text:span></text:p>
      <text:p text:style-name="Standard"/>
      <text:p text:style-name="P14">获取 tile位置 <text:s text:c="2"/><text:span text:style-name="T14">ff 01 <text:s/>00 53 <text:s/>00 00 54</text:span></text:p>
      <text:p text:style-name="Standard"><text:soft-page-break/></text:p>
      <text:p text:style-name="Standard"/>
      <text:p text:style-name="P15">向上到顶 <text:s/>53d1 <text:s/>214.57</text:p>
      <text:p text:style-name="P15"/>
      <text:p text:style-name="P15">向下到底 <text:s/>0d80 <text:s text:c="2"/>34.56 <text:s/></text:p>
      <text:p text:style-name="P15"/>
      <text:p text:style-name="P15">能够输入的值 <text:s/><text:span text:style-name="T13">[</text:span>0-3456<text:span text:style-name="T13">]</text:span> <text:s text:c="2"/><text:span text:style-name="T13">[</text:span>21457 <text:s/>359<text:span text:style-name="T13">99] <text:s text:c="2"/>30457水平位置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仿宋_GB2312" svg:font-family="仿宋_GB2312" style:font-family-generic="modern"/>
    <style:font-face style:name="宋体" svg:font-family="宋体, SimSun" style:font-pitch="variable"/>
    <style:font-face style:name="黑体" svg:font-family="黑体, SimHe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2z2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默认段落字体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壱, 弐, 参, ...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．" style:num-format="1">
        <style:list-level-properties text:list-level-position-and-space-mode="label-alignment">
          <style:list-level-label-alignment text:label-followed-by="listtab" text:list-tab-stop-position="1.439cm" fo:text-indent="-0.699cm" fo:margin-left="1.439cm"/>
        </style:list-level-properties>
      </text:list-level-style-number>
      <text:list-level-style-number text:level="2" text:style-name="WW8Num2z0" style:num-prefix="（" style:num-suffix="）" style:num-format="1">
        <style:list-level-properties text:list-level-position-and-space-mode="label-alignment">
          <style:list-level-label-alignment text:label-followed-by="listtab" text:list-tab-stop-position="1.418cm" fo:text-indent="-1.27cm" fo:margin-left="1.418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63cm" fo:text-indent="-0.741cm" fo:margin-left="1.63cm"/>
        </style:list-level-properties>
      </text:list-level-style-number>
      <text:list-level-style-number text:level="4" text:style-name="WW8Num2z0" style:num-prefix="（" style:num-suffix="）" style:num-format="1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5" text:style-name="WW8Num2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112cm" fo:text-indent="-0.741cm" fo:margin-left="3.11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.852cm" fo:text-indent="-0.741cm" fo:margin-left="3.85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4.593cm" fo:text-indent="-0.741cm" fo:margin-left="4.593cm"/>
        </style:list-level-properties>
      </text:list-level-style-number>
      <text:list-level-style-number text:level="8" text:style-name="WW8Num2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334cm" fo:text-indent="-0.741cm" fo:margin-left="5.334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6.075cm" fo:text-indent="-0.741cm" fo:margin-left="6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、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、" style:num-format="1">
        <style:list-level-properties text:list-level-position-and-space-mode="label-alignment">
          <style:list-level-label-alignment text:label-followed-by="listtab" text:list-tab-stop-position="0.556cm" fo:text-indent="-0.556cm" fo:margin-left="0.55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85cm" fo:margin-right="0.4cm" style:writing-mode="lr-tb" style:layout-grid-color="#c0c0c0" style:layout-grid-lines="48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控制协议</dc:title>
    <dc:subject/>
    <meta:keyword/>
    <dc:description/>
    <meta:initial-creator>sunny</meta:initial-creator>
    <meta:creation-date>2004-01-07T16:39:00</meta:creation-date>
    <dc:date>2021-11-26T12:00:28.008774370</dc:date>
    <meta:editing-cycles>14</meta:editing-cycles>
    <meta:editing-duration>PT53M34S</meta:editing-duration>
    <meta:generator>LibreOffice/6.0.7.3$Linux_X86_64 LibreOffice_project/00m0$Build-3</meta:generator>
    <meta:document-statistic meta:table-count="5" meta:image-count="0" meta:object-count="0" meta:page-count="3" meta:paragraph-count="141" meta:word-count="1179" meta:character-count="2331" meta:non-whitespace-character-count="1695"/>
  </office:meta>
</office:document-meta>
</file>